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47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8.98mm" fo:break-before="auto" style:use-optimal-row-height="false"/>
    </style:style>
    <style:style style:name="ro9" style:family="table-row">
      <style:table-row-properties style:row-height="8.45mm" fo:break-before="auto" style:use-optimal-row-height="false"/>
    </style:style>
    <style:style style:name="ro10" style:family="table-row">
      <style:table-row-properties style:row-height="10.3mm" fo:break-before="auto" style:use-optimal-row-height="false"/>
    </style:style>
    <style:style style:name="ro11" style:family="table-row">
      <style:table-row-properties style:row-height="9.24mm" fo:break-before="auto" style:use-optimal-row-height="false"/>
    </style:style>
    <style:style style:name="ro1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text-position="" style:font-name="Courier 10 Pitch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style:font-name="Courier 10 Pitch" fo:font-size="8pt" style:font-size-asian="8pt" style:font-size-complex="8pt"/>
    </style:style>
    <style:style style:name="ce2" style:family="table-cell" style:parent-style-name="Default">
      <style:text-properties style:text-position="" style:font-name="Courier 10 Pitch"/>
    </style:style>
    <style:style style:name="ce3" style:family="table-cell" style:parent-style-name="Default">
      <style:text-properties fo:color="#333333" style:text-position="" style:font-name="Courier 10 Pitch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Courier 10 Pitch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Courier 10 Pitch" fo:font-style="italic" style:font-style-asian="italic" style:font-style-complex="ital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cc33" style:text-outline="false" style:text-line-through-style="none" style:text-line-through-type="none" style:text-position="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3399ff" style:text-outline="false" style:text-line-through-style="none" style:text-line-through-type="none" style:text-position="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13" style:family="table-cell" style:parent-style-name="Default">
      <style:text-properties style:font-name="Courier 10 Pitch"/>
    </style:style>
    <style:style style:name="ce14" style:family="table-cell" style:parent-style-name="Default">
      <style:text-properties fo:color="#333333" style:font-name="Courier 10 Pitch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Courier 10 Pitch" fo:font-style="italic" style:font-style-asian="italic" style:font-style-complex="italic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cc33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3399ff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ourier 10 Pitch"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40% Data used for feature selection method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Total Length of Bwd Packe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Total Length of Bwd Packets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Flow IAT Mea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Bwd Packet Length Mean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low IAT Mi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low IAT Mean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wd IAT M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number-columns-repeated="2" table:style-name="ce4" office:value-type="string" calcext:value-type="string">
            <text:p>Flow IAT Std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Bwd Packets/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Fwd IAT Mean</text:p>
          </table:table-cell>
          <table:table-cell table:number-columns-repeated="1012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Max Packet Lengt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Fwd IAT Max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Packet Length Mea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Fwd IAT Min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s/s</text:p>
          </table:table-cell>
          <table:table-cell table:style-name="ce4" office:value-type="string" calcext:value-type="string">
            <text:p>Avg Bwd Segment Siz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number-columns-repeated="2" table:style-name="ce4" office:value-type="string" calcext:value-type="string">
            <text:p>Bwd Packets/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Avg Bwd Segment Size</text:p>
          </table:table-cell>
          <table:table-cell table:style-name="ce4" office:value-type="string" calcext:value-type="string">
            <text:p>Packet Length St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ing frac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78777860723046" calcext:value-type="float">
            <text:p>0.9787778607</text:p>
          </table:table-cell>
          <table:table-cell table:style-name="ce4" office:value-type="float" office:value="0.979631012050762" calcext:value-type="float">
            <text:p>0.9796310121</text:p>
          </table:table-cell>
          <table:table-cell table:style-name="ce7" office:value-type="float" office:value="0.999360136504212" calcext:value-type="float">
            <text:p>0.9993601365</text:p>
          </table:table-cell>
          <table:table-cell table:number-columns-repeated="3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4" office:value-type="float" office:value="0.977538875023997" calcext:value-type="float">
            <text:p>0.977538875</text:p>
          </table:table-cell>
          <table:table-cell table:style-name="ce4" office:value-type="float" office:value="0.98029052281308" calcext:value-type="float">
            <text:p>0.9802905228</text:p>
          </table:table-cell>
          <table:table-cell table:style-name="ce7" office:value-type="float" office:value="0.999104114673322" calcext:value-type="float">
            <text:p>0.9991041147</text:p>
          </table:table-cell>
          <table:table-cell table:number-columns-repeated="2"/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78671216807081" calcext:value-type="float">
            <text:p>0.9786712168</text:p>
          </table:table-cell>
          <table:table-cell table:style-name="ce4" office:value-type="float" office:value="0.979844299882692" calcext:value-type="float">
            <text:p>0.9798442999</text:p>
          </table:table-cell>
          <table:table-cell table:style-name="ce7" office:value-type="float" office:value="0.999253492588248" calcext:value-type="float">
            <text:p>0.99925349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style-name="ce4" office:value-type="float" office:value="0.976551787183472" calcext:value-type="float">
            <text:p>0.9765517872</text:p>
          </table:table-cell>
          <table:table-cell table:style-name="ce4" office:value-type="float" office:value="0.979248560197459" calcext:value-type="float">
            <text:p>0.9792485602</text:p>
          </table:table-cell>
          <table:table-cell table:style-name="ce7" office:value-type="float" office:value="0.999222963707834" calcext:value-type="float">
            <text:p>0.9992229637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4" office:value-type="float" office:value="0.97824278492353" calcext:value-type="float">
            <text:p>0.9782427849</text:p>
          </table:table-cell>
          <table:table-cell table:style-name="ce4" office:value-type="float" office:value="0.980098547385935" calcext:value-type="float">
            <text:p>0.9800985474</text:p>
          </table:table-cell>
          <table:table-cell table:style-name="ce7" office:value-type="float" office:value="0.999296090100467" calcext:value-type="float">
            <text:p>0.99929609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4" office:value-type="float" office:value="0.971630701411355" calcext:value-type="float">
            <text:p>0.9716307014</text:p>
          </table:table-cell>
          <table:table-cell table:style-name="ce4" office:value-type="float" office:value="0.976465569341249" calcext:value-type="float">
            <text:p>0.9764655693</text:p>
          </table:table-cell>
          <table:table-cell table:style-name="ce7" office:value-type="float" office:value="0.996409399552064" calcext:value-type="float">
            <text:p>0.9964093996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style-name="ce4" office:value-type="float" office:value="0.976917451320962" calcext:value-type="float">
            <text:p>0.9769174513</text:p>
          </table:table-cell>
          <table:table-cell table:style-name="ce4" office:value-type="float" office:value="0.979202852180272" calcext:value-type="float">
            <text:p>0.9792028522</text:p>
          </table:table-cell>
          <table:table-cell table:style-name="ce7" office:value-type="float" office:value="0.998445927415669" calcext:value-type="float">
            <text:p>0.9984459274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float" office:value="0.969888726936613" calcext:value-type="float">
            <text:p>0.9698887269</text:p>
          </table:table-cell>
          <table:table-cell table:style-name="ce4" office:value-type="float" office:value="0.976358917842796" calcext:value-type="float">
            <text:p>0.9763589178</text:p>
          </table:table-cell>
          <table:table-cell table:style-name="ce7" office:value-type="float" office:value="0.998649081019588" calcext:value-type="float">
            <text:p>0.99864908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Total Length of Fwd Packe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Flow Duration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Fwd Packet Length Ma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Total Length of Fwd Packets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wd Packet Length Mi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Total Length of Bwd Packets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Bwd Packet Length Ma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wd Packet Length Max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Flow IAT Mea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Fwd Packet Length Min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Flow IAT St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Fwd Packet Length Mean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Fwd IAT Mea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 Length Max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s/s</text:p>
          </table:table-cell>
          <table:table-cell table:style-name="ce4" office:value-type="string" calcext:value-type="string">
            <text:p>Fwd IAT Ma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s/s</text:p>
          </table:table-cell>
          <table:table-cell table:style-name="ce4" office:value-type="string" calcext:value-type="string">
            <text:p>Bwd Packet Length Mea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Avg Bwd Segment Size</text:p>
          </table:table-cell>
          <table:table-cell table:style-name="ce4" office:value-type="string" calcext:value-type="string">
            <text:p>Fwd Header Leng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Avg Bwd Segment Size</text:p>
          </table:table-cell>
          <table:table-cell table:style-name="ce4" office:value-type="string" calcext:value-type="string">
            <text:p>Flow Bytes/s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Flow Duration</text:p>
          </table:table-cell>
          <table:table-cell table:style-name="ce4" office:value-type="string" calcext:value-type="string">
            <text:p>Bwd Packet Length Mean</text:p>
          </table:table-cell>
          <table:table-cell table:style-name="ce4" office:value-type="string" calcext:value-type="string">
            <text:p>Bwd Packets/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Flow Duration</text:p>
          </table:table-cell>
          <table:table-cell table:style-name="ce4" office:value-type="string" calcext:value-type="string">
            <text:p>Bwd Packet Length Mean</text:p>
          </table:table-cell>
          <table:table-cell table:style-name="ce4" office:value-type="string" calcext:value-type="string">
            <text:p>Flow IAT Mean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wd IAT Std</text:p>
          </table:table-cell>
          <table:table-cell table:style-name="ce4" office:value-type="string" calcext:value-type="string">
            <text:p>Fwd Header Length</text:p>
          </table:table-cell>
          <table:table-cell table:style-name="ce4" office:value-type="string" calcext:value-type="string">
            <text:p>Average Packet Siz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wd IAT Std</text:p>
          </table:table-cell>
          <table:table-cell table:style-name="ce4" office:value-type="string" calcext:value-type="string">
            <text:p>Fwd Header Length</text:p>
          </table:table-cell>
          <table:table-cell table:style-name="ce4" office:value-type="string" calcext:value-type="string">
            <text:p>Flow IAT Std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Packet Length Mean</text:p>
          </table:table-cell>
          <table:table-cell table:style-name="ce4" office:value-type="string" calcext:value-type="string">
            <text:p>Init_Win_bytes_forwar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Packet Length Mean</text:p>
          </table:table-cell>
          <table:table-cell table:style-name="ce4" office:value-type="string" calcext:value-type="string">
            <text:p>Flow IAT Max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Active Std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Init_Win_bytes_backwar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Active Std</text:p>
          </table:table-cell>
          <table:table-cell table:number-columns-repeated="2" table:style-name="ce4" office:value-type="string" calcext:value-type="string">
            <text:p>Fwd IAT Total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dle Std</text:p>
          </table:table-cell>
          <table:table-cell table:number-columns-repeated="2" table:style-name="ce4" office:value-type="string" calcext:value-type="string">
            <text:p>min_seg_size_forward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dle Std</text:p>
          </table:table-cell>
          <table:table-cell table:style-name="ce4" office:value-type="string" calcext:value-type="string">
            <text:p>min_seg_size_forward</text:p>
          </table:table-cell>
          <table:table-cell table:style-name="ce4" office:value-type="string" calcext:value-type="string">
            <text:p>Fwd IAT Ma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Idle Mean</text:p>
          </table:table-cell>
          <table:table-cell table:style-name="ce4" office:value-type="string" calcext:value-type="string">
            <text:p>Fwd Packet Length Min</text:p>
          </table:table-cell>
          <table:table-cell table:style-name="ce4" office:value-type="string" calcext:value-type="string">
            <text:p>Fwd IAT Mi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ing fraction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Bwd IAT Total</text:p>
          </table:table-cell>
          <table:table-cell table:style-name="ce4" office:value-type="string" calcext:value-type="string">
            <text:p>Fwd IAT Std</text:p>
          </table:table-cell>
          <table:table-cell table:style-name="ce4" office:value-type="string" calcext:value-type="string">
            <text:p>Bwd IAT Mean</text:p>
          </table:table-cell>
          <table:table-cell table:number-columns-repeated="1012"/>
        </table:table-row>
        <table:table-row table:style-name="ro12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77498133731471" calcext:value-type="float">
            <text:p>0.9774981337</text:p>
          </table:table-cell>
          <table:table-cell table:style-name="ce4" office:value-type="float" office:value="0.999253492588248" calcext:value-type="float">
            <text:p>0.9992534926</text:p>
          </table:table-cell>
          <table:table-cell table:style-name="ce7" office:value-type="float" office:value="0.999466780420177" calcext:value-type="float">
            <text:p>0.99946678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min_seg_size_forward</text:p>
          </table:table-cell>
          <table:table-cell table:style-name="ce4" office:value-type="string" calcext:value-type="string">
            <text:p>Fwd Packets/s</text:p>
          </table:table-cell>
          <table:table-cell table:style-name="ce4" office:value-type="string" calcext:value-type="string">
            <text:p>Bwd IAT Mi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4" office:value-type="float" office:value="0.979778588340692" calcext:value-type="float">
            <text:p>0.9797785883</text:p>
          </table:table-cell>
          <table:table-cell table:style-name="ce4" office:value-type="float" office:value="0.999104114673322" calcext:value-type="float">
            <text:p>0.9991041147</text:p>
          </table:table-cell>
          <table:table-cell table:style-name="ce7" office:value-type="float" office:value="0.999296090100467" calcext:value-type="float">
            <text:p>0.999296090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ctive Mean</text:p>
          </table:table-cell>
          <table:table-cell table:style-name="ce4" office:value-type="string" calcext:value-type="string">
            <text:p>Flow Duration</text:p>
          </table:table-cell>
          <table:table-cell table:style-name="ce4" office:value-type="string" calcext:value-type="string">
            <text:p>Fwd Header Length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0.3" calcext:value-type="float">
            <text:p>0.3</text:p>
          </table:table-cell>
          <table:table-cell table:style-name="ce4" office:value-type="float" office:value="0.975820458908493" calcext:value-type="float">
            <text:p>0.9758204589</text:p>
          </table:table-cell>
          <table:table-cell table:style-name="ce4" office:value-type="float" office:value="0.998354511381296" calcext:value-type="float">
            <text:p>0.9983545114</text:p>
          </table:table-cell>
          <table:table-cell table:style-name="ce7" office:value-type="float" office:value="0.998628759484414" calcext:value-type="float">
            <text:p>0.998628759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Active Max</text:p>
          </table:table-cell>
          <table:table-cell table:style-name="ce4" office:value-type="string" calcext:value-type="string">
            <text:p>Init_Win_bytes_backward</text:p>
          </table:table-cell>
          <table:table-cell table:style-name="ce4" office:value-type="string" calcext:value-type="string">
            <text:p>Max Packet Length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0.1" calcext:value-type="float">
            <text:p>0.1</text:p>
          </table:table-cell>
          <table:table-cell table:style-name="ce4" office:value-type="float" office:value="0.971701802410324" calcext:value-type="float">
            <text:p>0.9717018024</text:p>
          </table:table-cell>
          <table:table-cell table:style-name="ce4" office:value-type="float" office:value="0.998364677023712" calcext:value-type="float">
            <text:p>0.998364677</text:p>
          </table:table-cell>
          <table:table-cell table:style-name="ce7" office:value-type="float" office:value="0.998826833517011" calcext:value-type="float">
            <text:p>0.998826833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wd Packet Length Max</text:p>
          </table:table-cell>
          <table:table-cell table:style-name="ce4" office:value-type="string" calcext:value-type="string">
            <text:p>Packet Length Varianc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SH Flag Count</text:p>
          </table:table-cell>
          <table:table-cell table:number-columns-repeated="2" table:style-name="ce4" office:value-type="string" calcext:value-type="string">
            <text:p>Average Packet Size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Init_Win_bytes_forward</text:p>
          </table:table-cell>
          <table:table-cell table:style-name="ce4" office:value-type="string" calcext:value-type="string">
            <text:p>Active Min</text:p>
          </table:table-cell>
          <table:table-cell table:style-name="ce4" office:value-type="string" calcext:value-type="string">
            <text:p>Avg Bwd Segment Size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Idle Min</text:p>
          </table:table-cell>
          <table:table-cell table:style-name="ce4" office:value-type="string" calcext:value-type="string">
            <text:p>Packet Length Std</text:p>
          </table:table-cell>
          <table:table-cell table:style-name="ce4" office:value-type="string" calcext:value-type="string">
            <text:p>Init_Win_bytes_forward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Fwd IAT Std</text:p>
          </table:table-cell>
          <table:table-cell table:style-name="ce4" office:value-type="string" calcext:value-type="string">
            <text:p>Max Packet Length</text:p>
          </table:table-cell>
          <table:table-cell table:style-name="ce4" office:value-type="string" calcext:value-type="string">
            <text:p>Init_Win_bytes_backward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Bwd Packet Length Min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min_seg_size_forwar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FECV; 27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low Duration</text:p>
          </table:table-cell>
          <table:table-cell table:number-columns-repeated="6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Total Fwd Packets</text:p>
          </table:table-cell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9861362909246" calcext:value-type="float">
            <text:p>0.9986136291</text:p>
          </table:table-cell>
          <table:table-cell table:style-name="ce4" office:value-type="float" office:value="0.999040204756319" calcext:value-type="float">
            <text:p>0.9990402048</text:p>
          </table:table-cell>
          <table:table-cell table:style-name="ce7" office:value-type="float" office:value="0.999360136504212" calcext:value-type="float">
            <text:p>0.9993601365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Total Length of Fwd Packets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style-name="ce4" office:value-type="float" office:value="0.998272221155692" calcext:value-type="float">
            <text:p>0.9982722212</text:p>
          </table:table-cell>
          <table:table-cell table:number-columns-repeated="2" table:style-name="ce7" office:value-type="float" office:value="0.999296090100467" calcext:value-type="float">
            <text:p>0.9992960901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Total Length of Bwd Packets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style-name="ce4" office:value-type="float" office:value="0.997988847243806" calcext:value-type="float">
            <text:p>0.9979888472</text:p>
          </table:table-cell>
          <table:table-cell table:style-name="ce4" office:value-type="float" office:value="0.998628759484414" calcext:value-type="float">
            <text:p>0.9986287595</text:p>
          </table:table-cell>
          <table:table-cell table:style-name="ce7" office:value-type="float" office:value="0.998811591553158" calcext:value-type="float">
            <text:p>0.9988115916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Fwd Packet Length Max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4" office:value-type="float" office:value="0.992747698105158" calcext:value-type="float">
            <text:p>0.9927476981</text:p>
          </table:table-cell>
          <table:table-cell table:style-name="ce4" office:value-type="float" office:value="0.998400227523197" calcext:value-type="float">
            <text:p>0.9984002275</text:p>
          </table:table-cell>
          <table:table-cell table:style-name="ce7" office:value-type="float" office:value="0.998933485015464" calcext:value-type="float">
            <text:p>0.998933485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Bwd Packet Length Max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Bwd Packet Length Min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Bwd Packet Length Mea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low Bytes/s</text:p>
          </table:table-cell>
          <table:table-cell table:number-columns-repeated="2"/>
          <table:table-cell office:value-type="string" calcext:value-type="string">
            <text:p>Comparing Ma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low IAT Mean</text:p>
          </table:table-cell>
          <table:table-cell table:number-columns-repeated="3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low IAT Std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/>
          <table:table-cell table:style-name="ce4" office:value-type="float" office:value="0.996409399552064" calcext:value-type="float">
            <text:p>0.9964093996</text:p>
          </table:table-cell>
          <table:table-cell table:style-name="ce8" office:value-type="float" office:value="0.999222963707834" calcext:value-type="float">
            <text:p>0.9992229637</text:p>
          </table:table-cell>
          <table:table-cell table:style-name="ce4" office:value-type="float" office:value="0.999104114673322" calcext:value-type="float">
            <text:p>0.9991041147</text:p>
          </table:table-cell>
          <table:table-cell table:style-name="ce7" office:value-type="float" office:value="0.999360136504212" calcext:value-type="float">
            <text:p>0.9993601365</text:p>
          </table:table-cell>
          <table:table-cell table:style-name="ce10" office:value-type="string" calcext:value-type="string" table:number-columns-spanned="4" table:number-rows-spanned="4">
            <text:p>as training data increases, RFE at 8 features gives the best perfromance. Gain decreases with increasing features</text:p>
          </table:table-cell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low IAT Min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/>
          <table:table-cell table:style-name="ce4" office:value-type="float" office:value="0.998649081019588" calcext:value-type="float">
            <text:p>0.998649081</text:p>
          </table:table-cell>
          <table:table-cell table:style-name="ce8" office:value-type="float" office:value="0.998445927415669" calcext:value-type="float">
            <text:p>0.9984459274</text:p>
          </table:table-cell>
          <table:table-cell table:style-name="ce9" office:value-type="float" office:value="0.999296090100467" calcext:value-type="float">
            <text:p>0.9992960901</text:p>
          </table:table-cell>
          <table:table-cell table:style-name="ce4" office:value-type="float" office:value="0.999253492588248" calcext:value-type="float">
            <text:p>0.9992534926</text:p>
          </table:table-cell>
          <table:covered-table-cell/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wd IAT Total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/>
          <table:table-cell table:style-name="ce4" office:value-type="float" office:value="0.998826833517011" calcext:value-type="float">
            <text:p>0.9988268335</text:p>
          </table:table-cell>
          <table:table-cell table:style-name="ce8" office:value-type="float" office:value="0.998628759484414" calcext:value-type="float">
            <text:p>0.9986287595</text:p>
          </table:table-cell>
          <table:table-cell table:style-name="ce9" office:value-type="float" office:value="0.999296090100467" calcext:value-type="float">
            <text:p>0.9992960901</text:p>
          </table:table-cell>
          <table:table-cell table:style-name="ce7" office:value-type="float" office:value="0.999466780420177" calcext:value-type="float">
            <text:p>0.9994667804</text:p>
          </table:table-cell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wd IAT Mean</text:p>
          </table:table-cell>
          <table:table-cell/>
          <table:table-cell table:style-name="ce6" office:value-type="float" office:value="25" calcext:value-type="float">
            <text:p>25</text:p>
          </table:table-cell>
          <table:table-cell/>
          <table:table-cell table:style-name="ce4" office:value-type="float" office:value="0.998933485015464" calcext:value-type="float">
            <text:p>0.998933485</text:p>
          </table:table-cell>
          <table:table-cell table:style-name="ce8" office:value-type="float" office:value="0.998811591553158" calcext:value-type="float">
            <text:p>0.9988115916</text:p>
          </table:table-cell>
          <table:table-cell table:style-name="ce9" office:value-type="float" office:value="0.999296090100467" calcext:value-type="float">
            <text:p>0.9992960901</text:p>
          </table:table-cell>
          <table:table-cell table:style-name="ce4" office:value-type="float" office:value="0.999360136504212" calcext:value-type="float">
            <text:p>0.9993601365</text:p>
          </table:table-cell>
          <table:covered-table-cell/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wd IAT Mi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wd IAT Max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wd IAT Mi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wd Header Length</text:p>
          </table:table-cell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wd Packets/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ax Packet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cket Length Std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Packet Length Variance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Average Packet Size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Avg Bwd Segment Size</text:p>
          </table:table-cell>
          <table:table-cell table:number-columns-repeated="1022"/>
        </table:table-row>
        <table:table-row table:style-name="ro12">
          <table:table-cell table:style-name="Default"/>
          <table:table-cell table:style-name="ce4" office:value-type="string" calcext:value-type="string">
            <text:p>Init_Win_bytes_forward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Init_Win_bytes_backward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min_seg_size_forwa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float" office:value="0.999200127979523" calcext:value-type="float">
            <text:p>0.999200128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3:27:42.533533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2:22:58.773216579</meta:creation-date>
    <dc:date>2018-04-07T02:35:49.813268085</dc:date>
    <meta:editing-duration>PT12M51S</meta:editing-duration>
    <meta:editing-cycles>2</meta:editing-cycles>
    <meta:generator>LibreOffice/5.1.6.2$Linux_X86_64 LibreOffice_project/10m0$Build-2</meta:generator>
    <meta:document-statistic meta:table-count="1" meta:cell-count="372" meta:object-count="0"/>
  </office:meta>
</office:document-meta>
</file>